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1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4854" calcext:value-type="float">
            <text:p><text:s text:c="3"/>94,854</text:p>
          </table:table-cell>
          <table:table-cell table:style-name="ce57" office:value-type="float" office:value="87934" calcext:value-type="float">
            <text:p><text:s text:c="3"/>87,934</text:p>
          </table:table-cell>
          <table:table-cell table:style-name="ce57" office:value-type="float" office:value="3271" calcext:value-type="float">
            <text:p><text:s text:c="3"/>3,271</text:p>
          </table:table-cell>
          <table:table-cell table:style-name="ce57" office:value-type="float" office:value="2976" calcext:value-type="float">
            <text:p><text:s text:c="3"/>2,976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3649" calcext:value-type="float">
            <text:p><text:s text:c="3"/>3,649</text:p>
          </table:table-cell>
          <table:table-cell table:style-name="ce57" office:value-type="float" office:value="2973" calcext:value-type="float">
            <text:p><text:s text:c="3"/>2,973</text:p>
          </table:table-cell>
          <table:table-cell table:style-name="ce57" office:value-type="float" office:value="676" calcext:value-type="float">
            <text:p><text:s text:c="3"/>676</text:p>
          </table:table-cell>
          <table:table-cell table:style-name="ce57" office:value-type="float" office:value="93254" calcext:value-type="float">
            <text:p><text:s text:c="3"/>93,254</text:p>
          </table:table-cell>
          <table:table-cell table:style-name="ce57" office:value-type="float" office:value="86361" calcext:value-type="float">
            <text:p><text:s text:c="3"/>86,361</text:p>
          </table:table-cell>
          <table:table-cell table:style-name="ce57" office:value-type="float" office:value="3261" calcext:value-type="float">
            <text:p><text:s text:c="3"/>3,261</text:p>
          </table:table-cell>
          <table:table-cell table:style-name="ce57" office:value-type="float" office:value="2974" calcext:value-type="float">
            <text:p><text:s text:c="3"/>2,974</text:p>
          </table:table-cell>
          <table:table-cell table:style-name="ce57" office:value-type="float" office:value="287" calcext:value-type="float">
            <text:p><text:s text:c="3"/>287</text:p>
          </table:table-cell>
          <table:table-cell table:style-name="ce57" office:value-type="float" office:value="3632" calcext:value-type="float">
            <text:p><text:s text:c="3"/>3,632</text:p>
          </table:table-cell>
          <table:table-cell table:style-name="ce57" office:value-type="float" office:value="2965" calcext:value-type="float">
            <text:p><text:s text:c="3"/>2,965</text:p>
          </table:table-cell>
          <table:table-cell table:style-name="ce57" office:value-type="float" office:value="667" calcext:value-type="float">
            <text:p><text:s text:c="3"/>667</text:p>
          </table:table-cell>
          <table:table-cell table:style-name="ce57" office:value-type="float" office:value="1600" calcext:value-type="float">
            <text:p><text:s text:c="3"/>1,600</text:p>
          </table:table-cell>
          <table:table-cell table:style-name="ce57" office:value-type="float" office:value="1573" calcext:value-type="float">
            <text:p><text:s text:c="3"/>1,57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003" calcext:value-type="float">
            <text:p><text:s text:c="3"/>47,003</text:p>
          </table:table-cell>
          <table:table-cell table:style-name="ce58" office:value-type="float" office:value="45784" calcext:value-type="float">
            <text:p><text:s text:c="3"/>45,784</text:p>
          </table:table-cell>
          <table:table-cell table:style-name="ce58" office:value-type="float" office:value="439" calcext:value-type="float">
            <text:p><text:s text:c="3"/>439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780" calcext:value-type="float">
            <text:p><text:s text:c="3"/>780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521" calcext:value-type="float">
            <text:p><text:s text:c="3"/>521</text:p>
          </table:table-cell>
          <table:table-cell table:style-name="ce58" office:value-type="float" office:value="46627" calcext:value-type="float">
            <text:p><text:s text:c="3"/>46,627</text:p>
          </table:table-cell>
          <table:table-cell table:style-name="ce58" office:value-type="float" office:value="45421" calcext:value-type="float">
            <text:p><text:s text:c="3"/>45,421</text:p>
          </table:table-cell>
          <table:table-cell table:style-name="ce58" office:value-type="float" office:value="436" calcext:value-type="float">
            <text:p><text:s text:c="3"/>436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770" calcext:value-type="float">
            <text:p><text:s text:c="3"/>770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514" calcext:value-type="float">
            <text:p><text:s text:c="3"/>514</text:p>
          </table:table-cell>
          <table:table-cell table:style-name="ce58" office:value-type="float" office:value="376" calcext:value-type="float">
            <text:p><text:s text:c="3"/>376</text:p>
          </table:table-cell>
          <table:table-cell table:style-name="ce58" office:value-type="float" office:value="363" calcext:value-type="float">
            <text:p><text:s text:c="3"/>36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7851" calcext:value-type="float">
            <text:p><text:s text:c="3"/>47,851</text:p>
          </table:table-cell>
          <table:table-cell table:style-name="ce58" office:value-type="float" office:value="42150" calcext:value-type="float">
            <text:p><text:s text:c="3"/>42,150</text:p>
          </table:table-cell>
          <table:table-cell table:style-name="ce58" office:value-type="float" office:value="2832" calcext:value-type="float">
            <text:p><text:s text:c="3"/>2,832</text:p>
          </table:table-cell>
          <table:table-cell table:style-name="ce58" office:value-type="float" office:value="2674" calcext:value-type="float">
            <text:p><text:s text:c="3"/>2,674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2869" calcext:value-type="float">
            <text:p><text:s text:c="3"/>2,869</text:p>
          </table:table-cell>
          <table:table-cell table:style-name="ce58" office:value-type="float" office:value="2714" calcext:value-type="float">
            <text:p><text:s text:c="3"/>2,714</text:p>
          </table:table-cell>
          <table:table-cell table:style-name="ce58" office:value-type="float" office:value="155" calcext:value-type="float">
            <text:p><text:s text:c="3"/>155</text:p>
          </table:table-cell>
          <table:table-cell table:style-name="ce58" office:value-type="float" office:value="46627" calcext:value-type="float">
            <text:p><text:s text:c="3"/>46,627</text:p>
          </table:table-cell>
          <table:table-cell table:style-name="ce58" office:value-type="float" office:value="40940" calcext:value-type="float">
            <text:p><text:s text:c="3"/>40,940</text:p>
          </table:table-cell>
          <table:table-cell table:style-name="ce58" office:value-type="float" office:value="2825" calcext:value-type="float">
            <text:p><text:s text:c="3"/>2,825</text:p>
          </table:table-cell>
          <table:table-cell table:style-name="ce58" office:value-type="float" office:value="2673" calcext:value-type="float">
            <text:p><text:s text:c="3"/>2,673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58" office:value-type="float" office:value="2862" calcext:value-type="float">
            <text:p><text:s text:c="3"/>2,862</text:p>
          </table:table-cell>
          <table:table-cell table:style-name="ce58" office:value-type="float" office:value="2709" calcext:value-type="float">
            <text:p><text:s text:c="3"/>2,709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1224" calcext:value-type="float">
            <text:p><text:s text:c="3"/>1,224</text:p>
          </table:table-cell>
          <table:table-cell table:style-name="ce58" office:value-type="float" office:value="1210" calcext:value-type="float">
            <text:p><text:s text:c="3"/>1,2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style-name="ce59" office:value-type="float" office:value="8422" calcext:value-type="float">
            <text:p><text:s text:c="3"/>8,422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79" calcext:value-type="float">
            <text:p><text:s text:c="3"/>4,379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style-name="ce60" office:value-type="float" office:value="4043" calcext:value-type="float">
            <text:p><text:s text:c="3"/>4,043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3932" calcext:value-type="float">
            <text:p><text:s text:c="3"/>3,93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style-name="ce60" office:value-type="float" office:value="4048" calcext:value-type="float">
            <text:p><text:s text:c="3"/>4,048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2" table:style-name="ce60" office:value-type="float" office:value="126" calcext:value-type="float">
            <text:p><text:s text:c="3"/>1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2" table:style-name="ce59" office:value-type="float" office:value="168" calcext:value-type="float">
            <text:p><text:s text:c="3"/>16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4002" calcext:value-type="float">
            <text:p><text:s text:c="3"/>4,00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3884" calcext:value-type="float">
            <text:p><text:s text:c="3"/>3,88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style-name="ce59" office:value-type="float" office:value="8137" calcext:value-type="float">
            <text:p><text:s text:c="3"/>8,137</text:p>
          </table:table-cell>
          <table:table-cell table:style-name="ce59" office:value-type="float" office:value="314" calcext:value-type="float">
            <text:p><text:s text:c="3"/>314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style-name="ce59" office:value-type="float" office:value="7996" calcext:value-type="float">
            <text:p><text:s text:c="3"/>7,996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style-name="ce60" office:value-type="float" office:value="3888" calcext:value-type="float">
            <text:p><text:s text:c="3"/>3,888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3773" calcext:value-type="float">
            <text:p><text:s text:c="3"/>3,77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22" calcext:value-type="float">
            <text:p><text:s text:c="3"/>9,022</text:p>
          </table:table-cell>
          <table:table-cell table:style-name="ce59" office:value-type="float" office:value="8378" calcext:value-type="float">
            <text:p><text:s text:c="3"/>8,378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style-name="ce59" office:value-type="float" office:value="8227" calcext:value-type="float">
            <text:p><text:s text:c="3"/>8,227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4324" calcext:value-type="float">
            <text:p><text:s text:c="3"/>4,324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4" calcext:value-type="float">
            <text:p><text:s text:c="3"/>4,544</text:p>
          </table:table-cell>
          <table:table-cell table:style-name="ce60" office:value-type="float" office:value="4012" calcext:value-type="float">
            <text:p><text:s text:c="3"/>4,01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3903" calcext:value-type="float">
            <text:p><text:s text:c="3"/>3,903</text:p>
          </table:table-cell>
          <table:table-cell table:style-name="ce60" office:value-type="float" office:value="262" calcext:value-type="float">
            <text:p><text:s text:c="3"/>262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32" calcext:value-type="float">
            <text:p><text:s text:c="3"/>8,132</text:p>
          </table:table-cell>
          <table:table-cell table:style-name="ce59" office:value-type="float" office:value="7609" calcext:value-type="float">
            <text:p><text:s text:c="3"/>7,609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7992" calcext:value-type="float">
            <text:p><text:s text:c="3"/>7,992</text:p>
          </table:table-cell>
          <table:table-cell table:style-name="ce59" office:value-type="float" office:value="7469" calcext:value-type="float">
            <text:p><text:s text:c="3"/>7,469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number-columns-repeated="2" table:style-name="ce59" office:value-type="float" office:value="140" calcext:value-type="float">
            <text:p><text:s text:c="3"/>140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6" calcext:value-type="float">
            <text:p><text:s text:c="3"/>4,026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900" calcext:value-type="float">
            <text:p><text:s text:c="3"/>3,90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6" calcext:value-type="float">
            <text:p><text:s text:c="3"/>4,106</text:p>
          </table:table-cell>
          <table:table-cell table:style-name="ce60" office:value-type="float" office:value="3679" calcext:value-type="float">
            <text:p><text:s text:c="3"/>3,679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569" calcext:value-type="float">
            <text:p><text:s text:c="3"/>3,569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6.48574057037719" calcext:value-type="float">
            <text:p>–6.49</text:p>
          </table:table-cell>
          <table:table-cell table:style-name="ce61" office:value-type="float" office:value="-6.0153162055336" calcext:value-type="float">
            <text:p>–6.02</text:p>
          </table:table-cell>
          <table:table-cell table:style-name="ce61" office:value-type="float" office:value="-18.0921052631579" calcext:value-type="float">
            <text:p>–18.09</text:p>
          </table:table-cell>
          <table:table-cell table:style-name="ce61" office:value-type="float" office:value="-16.6666666666667" calcext:value-type="float">
            <text:p>–16.67</text:p>
          </table:table-cell>
          <table:table-cell table:style-name="ce61" office:value-type="float" office:value="-32.1428571428571" calcext:value-type="float">
            <text:p>–32.14</text:p>
          </table:table-cell>
          <table:table-cell table:style-name="ce61" office:value-type="float" office:value="-7.43243243243243" calcext:value-type="float">
            <text:p>–7.43</text:p>
          </table:table-cell>
          <table:table-cell table:style-name="ce61" office:value-type="float" office:value="-7.26495726495727" calcext:value-type="float">
            <text:p>–7.26</text:p>
          </table:table-cell>
          <table:table-cell table:style-name="ce61" office:value-type="float" office:value="-8.06451612903226" calcext:value-type="float">
            <text:p>–8.06</text:p>
          </table:table-cell>
          <table:table-cell table:style-name="ce61" office:value-type="float" office:value="-6.39494026704146" calcext:value-type="float">
            <text:p>–6.39</text:p>
          </table:table-cell>
          <table:table-cell table:style-name="ce61" office:value-type="float" office:value="-5.92014107570223" calcext:value-type="float">
            <text:p>–5.92</text:p>
          </table:table-cell>
          <table:table-cell table:style-name="ce61" office:value-type="float" office:value="-18.0921052631579" calcext:value-type="float">
            <text:p>–18.09</text:p>
          </table:table-cell>
          <table:table-cell table:style-name="ce61" office:value-type="float" office:value="-16.6666666666667" calcext:value-type="float">
            <text:p>–16.67</text:p>
          </table:table-cell>
          <table:table-cell table:style-name="ce61" office:value-type="float" office:value="-32.1428571428571" calcext:value-type="float">
            <text:p>–32.14</text:p>
          </table:table-cell>
          <table:table-cell table:style-name="ce61" office:value-type="float" office:value="-7.11864406779661" calcext:value-type="float">
            <text:p>–7.12</text:p>
          </table:table-cell>
          <table:table-cell table:style-name="ce61" office:value-type="float" office:value="-6.86695278969957" calcext:value-type="float">
            <text:p>–6.87</text:p>
          </table:table-cell>
          <table:table-cell table:style-name="ce61" office:value-type="float" office:value="-8.06451612903226" calcext:value-type="float">
            <text:p>–8.06</text:p>
          </table:table-cell>
          <table:table-cell table:style-name="ce61" office:value-type="float" office:value="-11.3924050632911" calcext:value-type="float">
            <text:p>–11.39</text:p>
          </table:table-cell>
          <table:table-cell table:style-name="ce61" office:value-type="float" office:value="-10.828025477707" calcext:value-type="float">
            <text:p>–10.83</text:p>
          </table:table-cell>
          <table:table-cell table:number-columns-repeated="3" table:style-name="ce61" office:value-type="string" calcext:value-type="string">
            <text:p>--</text:p>
          </table:table-cell>
          <table:table-cell table:number-columns-repeated="2"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6.61099512874043" calcext:value-type="float">
            <text:p>–6.61</text:p>
          </table:table-cell>
          <table:table-cell table:style-name="ce62" office:value-type="float" office:value="-6.62865288667142" calcext:value-type="float">
            <text:p>–6.63</text:p>
          </table:table-cell>
          <table:table-cell table:style-name="ce62" office:value-type="float" office:value="3.33333333333333" calcext:value-type="float">
            <text:p>3.33</text:p>
          </table:table-cell>
          <table:table-cell table:style-name="ce62" office:value-type="float" office:value="4.76190476190476" calcext:value-type="float">
            <text:p>4.7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9.72222222222222" calcext:value-type="float">
            <text:p>–9.72</text:p>
          </table:table-cell>
          <table:table-cell table:style-name="ce62" office:value-type="float" office:value="-11.1111111111111" calcext:value-type="float">
            <text:p>–11.11</text:p>
          </table:table-cell>
          <table:table-cell table:style-name="ce62" office:value-type="float" office:value="-8.88888888888889" calcext:value-type="float">
            <text:p>–8.89</text:p>
          </table:table-cell>
          <table:table-cell table:style-name="ce62" office:value-type="float" office:value="-6.39494026704146" calcext:value-type="float">
            <text:p>–6.39</text:p>
          </table:table-cell>
          <table:table-cell table:style-name="ce62" office:value-type="float" office:value="-6.40748740100792" calcext:value-type="float">
            <text:p>–6.41</text:p>
          </table:table-cell>
          <table:table-cell table:style-name="ce62" office:value-type="float" office:value="3.33333333333333" calcext:value-type="float">
            <text:p>3.33</text:p>
          </table:table-cell>
          <table:table-cell table:style-name="ce62" office:value-type="float" office:value="4.76190476190476" calcext:value-type="float">
            <text:p>4.7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9.72222222222222" calcext:value-type="float">
            <text:p>–9.72</text:p>
          </table:table-cell>
          <table:table-cell table:style-name="ce62" office:value-type="float" office:value="-11.1111111111111" calcext:value-type="float">
            <text:p>–11.11</text:p>
          </table:table-cell>
          <table:table-cell table:style-name="ce62" office:value-type="float" office:value="-8.88888888888889" calcext:value-type="float">
            <text:p>–8.89</text:p>
          </table:table-cell>
          <table:table-cell table:number-columns-repeated="2" table:style-name="ce62" office:value-type="float" office:value="-28.5714285714286" calcext:value-type="float">
            <text:p>–28.57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6.36259977194983" calcext:value-type="float">
            <text:p>–6.36</text:p>
          </table:table-cell>
          <table:table-cell table:style-name="ce63" office:value-type="float" office:value="-5.35117056856187" calcext:value-type="float">
            <text:p>–5.35</text:p>
          </table:table-cell>
          <table:table-cell table:style-name="ce63" office:value-type="float" office:value="-20.4379562043796" calcext:value-type="float">
            <text:p>–20.44</text:p>
          </table:table-cell>
          <table:table-cell table:style-name="ce63" office:value-type="float" office:value="-18.4313725490196" calcext:value-type="float">
            <text:p>–18.43</text:p>
          </table:table-cell>
          <table:table-cell table:style-name="ce63" office:value-type="float" office:value="-47.3684210526316" calcext:value-type="float">
            <text:p>–47.37</text:p>
          </table:table-cell>
          <table:table-cell table:style-name="ce63" office:value-type="float" office:value="-6.69642857142857" calcext:value-type="float">
            <text:p>–6.70</text:p>
          </table:table-cell>
          <table:table-cell table:style-name="ce63" office:value-type="float" office:value="-6.76328502415459" calcext:value-type="float">
            <text:p>–6.76</text:p>
          </table:table-cell>
          <table:table-cell table:style-name="ce63" office:value-type="float" office:value="-5.88235294117647" calcext:value-type="float">
            <text:p>–5.88</text:p>
          </table:table-cell>
          <table:table-cell table:style-name="ce63" office:value-type="float" office:value="-6.39494026704146" calcext:value-type="float">
            <text:p>–6.39</text:p>
          </table:table-cell>
          <table:table-cell table:style-name="ce63" office:value-type="float" office:value="-5.38176033934252" calcext:value-type="float">
            <text:p>–5.38</text:p>
          </table:table-cell>
          <table:table-cell table:style-name="ce63" office:value-type="float" office:value="-20.4379562043796" calcext:value-type="float">
            <text:p>–20.44</text:p>
          </table:table-cell>
          <table:table-cell table:style-name="ce63" office:value-type="float" office:value="-18.4313725490196" calcext:value-type="float">
            <text:p>–18.43</text:p>
          </table:table-cell>
          <table:table-cell table:style-name="ce63" office:value-type="float" office:value="-47.3684210526316" calcext:value-type="float">
            <text:p>–47.37</text:p>
          </table:table-cell>
          <table:table-cell table:style-name="ce63" office:value-type="float" office:value="-6.2780269058296" calcext:value-type="float">
            <text:p>–6.28</text:p>
          </table:table-cell>
          <table:table-cell table:style-name="ce63" office:value-type="float" office:value="-6.31067961165049" calcext:value-type="float">
            <text:p>–6.31</text:p>
          </table:table-cell>
          <table:table-cell table:style-name="ce63" office:value-type="float" office:value="-5.88235294117647" calcext:value-type="float">
            <text:p>–5.88</text:p>
          </table:table-cell>
          <table:table-cell table:style-name="ce63" office:value-type="float" office:value="-5.17241379310345" calcext:value-type="float">
            <text:p>–5.17</text:p>
          </table:table-cell>
          <table:table-cell table:style-name="ce63" office:value-type="float" office:value="-4.34782608695652" calcext:value-type="float">
            <text:p>–4.35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9.86477499445799" calcext:value-type="float">
            <text:p>–9.86</text:p>
          </table:table-cell>
          <table:table-cell table:style-name="ce64" office:value-type="float" office:value="-9.17880162329912" calcext:value-type="float">
            <text:p>–9.18</text:p>
          </table:table-cell>
          <table:table-cell table:style-name="ce64" office:value-type="float" office:value="-17.8217821782178" calcext:value-type="float">
            <text:p>–17.82</text:p>
          </table:table-cell>
          <table:table-cell table:style-name="ce64" office:value-type="float" office:value="-17.2661870503597" calcext:value-type="float">
            <text:p>–17.27</text:p>
          </table:table-cell>
          <table:table-cell table:style-name="ce64" office:value-type="float" office:value="-24" calcext:value-type="float">
            <text:p>–24.00</text:p>
          </table:table-cell>
          <table:table-cell table:style-name="ce64" office:value-type="float" office:value="-19.6480938416422" calcext:value-type="float">
            <text:p>–19.65</text:p>
          </table:table-cell>
          <table:table-cell table:style-name="ce64" office:value-type="float" office:value="-19.6296296296296" calcext:value-type="float">
            <text:p>–19.63</text:p>
          </table:table-cell>
          <table:table-cell table:style-name="ce64" office:value-type="float" office:value="-19.7183098591549" calcext:value-type="float">
            <text:p>–19.72</text:p>
          </table:table-cell>
          <table:table-cell table:style-name="ce64" office:value-type="float" office:value="-9.87821380243572" calcext:value-type="float">
            <text:p>–9.88</text:p>
          </table:table-cell>
          <table:table-cell table:style-name="ce64" office:value-type="float" office:value="-9.21356509055549" calcext:value-type="float">
            <text:p>–9.21</text:p>
          </table:table-cell>
          <table:table-cell table:style-name="ce64" office:value-type="float" office:value="-17.2757475083056" calcext:value-type="float">
            <text:p>–17.28</text:p>
          </table:table-cell>
          <table:table-cell table:style-name="ce64" office:value-type="float" office:value="-17.2661870503597" calcext:value-type="float">
            <text:p>–17.27</text:p>
          </table:table-cell>
          <table:table-cell table:style-name="ce64" office:value-type="float" office:value="-17.3913043478261" calcext:value-type="float">
            <text:p>–17.39</text:p>
          </table:table-cell>
          <table:table-cell table:style-name="ce64" office:value-type="float" office:value="-19.4117647058824" calcext:value-type="float">
            <text:p>–19.41</text:p>
          </table:table-cell>
          <table:table-cell table:style-name="ce64" office:value-type="float" office:value="-19.6296296296296" calcext:value-type="float">
            <text:p>–19.63</text:p>
          </table:table-cell>
          <table:table-cell table:style-name="ce64" office:value-type="float" office:value="-18.5714285714286" calcext:value-type="float">
            <text:p>–18.57</text:p>
          </table:table-cell>
          <table:table-cell table:style-name="ce64" office:value-type="float" office:value="-9.09090909090909" calcext:value-type="float">
            <text:p>–9.09</text:p>
          </table:table-cell>
          <table:table-cell table:style-name="ce64" office:value-type="float" office:value="-7.28476821192053" calcext:value-type="float">
            <text:p>–7.28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number-columns-repeated="2"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10.0937918713711" calcext:value-type="float">
            <text:p>–10.09</text:p>
          </table:table-cell>
          <table:table-cell table:style-name="ce62" office:value-type="float" office:value="-9.98625744388456" calcext:value-type="float">
            <text:p>–9.99</text:p>
          </table:table-cell>
          <table:table-cell table:style-name="ce62" office:value-type="float" office:value="-22.5" calcext:value-type="float">
            <text:p>–22.50</text:p>
          </table:table-cell>
          <table:table-cell table:style-name="ce62" office:value-type="float" office:value="-18.5185185185185" calcext:value-type="float">
            <text:p>–18.52</text:p>
          </table:table-cell>
          <table:table-cell table:style-name="ce62" office:value-type="float" office:value="-30.7692307692308" calcext:value-type="float">
            <text:p>–30.77</text:p>
          </table:table-cell>
          <table:table-cell table:style-name="ce62" office:value-type="float" office:value="-9.72222222222222" calcext:value-type="float">
            <text:p>–9.72</text:p>
          </table:table-cell>
          <table:table-cell table:style-name="ce62" office:value-type="float" office:value="26.3157894736842" calcext:value-type="float">
            <text:p>26.32</text:p>
          </table:table-cell>
          <table:table-cell table:style-name="ce62" office:value-type="float" office:value="-22.6415094339623" calcext:value-type="float">
            <text:p>–22.64</text:p>
          </table:table-cell>
          <table:table-cell table:style-name="ce62" office:value-type="float" office:value="-9.87821380243572" calcext:value-type="float">
            <text:p>–9.88</text:p>
          </table:table-cell>
          <table:table-cell table:style-name="ce62" office:value-type="float" office:value="-9.80573543015726" calcext:value-type="float">
            <text:p>–9.81</text:p>
          </table:table-cell>
          <table:table-cell table:style-name="ce62" office:value-type="float" office:value="-20.5128205128205" calcext:value-type="float">
            <text:p>–20.51</text:p>
          </table:table-cell>
          <table:table-cell table:style-name="ce62" office:value-type="float" office:value="-18.5185185185185" calcext:value-type="float">
            <text:p>–18.52</text:p>
          </table:table-cell>
          <table:table-cell table:style-name="ce62" office:value-type="float" office:value="-25" calcext:value-type="float">
            <text:p>–25.00</text:p>
          </table:table-cell>
          <table:table-cell table:style-name="ce62" office:value-type="float" office:value="-8.45070422535211" calcext:value-type="float">
            <text:p>–8.45</text:p>
          </table:table-cell>
          <table:table-cell table:style-name="ce62" office:value-type="float" office:value="26.3157894736842" calcext:value-type="float">
            <text:p>26.32</text:p>
          </table:table-cell>
          <table:table-cell table:style-name="ce62" office:value-type="float" office:value="-21.1538461538462" calcext:value-type="float">
            <text:p>–21.15</text:p>
          </table:table-cell>
          <table:table-cell table:style-name="ce62" office:value-type="float" office:value="-31.8181818181818" calcext:value-type="float">
            <text:p>–31.82</text:p>
          </table:table-cell>
          <table:table-cell table:style-name="ce62" office:value-type="float" office:value="-28.5714285714286" calcext:value-type="float">
            <text:p>–28.57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number-columns-repeated="2"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9.63908450704225" calcext:value-type="float">
            <text:p>–9.64</text:p>
          </table:table-cell>
          <table:table-cell table:style-name="ce63" office:value-type="float" office:value="-8.30009970089731" calcext:value-type="float">
            <text:p>–8.30</text:p>
          </table:table-cell>
          <table:table-cell table:style-name="ce63" office:value-type="float" office:value="-17.1102661596958" calcext:value-type="float">
            <text:p>–17.11</text:p>
          </table:table-cell>
          <table:table-cell table:style-name="ce63" office:value-type="float" office:value="-17.1314741035857" calcext:value-type="float">
            <text:p>–17.13</text:p>
          </table:table-cell>
          <table:table-cell table:style-name="ce63" office:value-type="float" office:value="-16.6666666666667" calcext:value-type="float">
            <text:p>–16.67</text:p>
          </table:table-cell>
          <table:table-cell table:style-name="ce63" office:value-type="float" office:value="-22.3048327137546" calcext:value-type="float">
            <text:p>–22.30</text:p>
          </table:table-cell>
          <table:table-cell table:style-name="ce63" office:value-type="float" office:value="-23.1075697211155" calcext:value-type="float">
            <text:p>–23.11</text:p>
          </table:table-cell>
          <table:table-cell table:style-name="ce63" office:value-type="float" office:value="-11.1111111111111" calcext:value-type="float">
            <text:p>–11.11</text:p>
          </table:table-cell>
          <table:table-cell table:style-name="ce63" office:value-type="float" office:value="-9.87821380243572" calcext:value-type="float">
            <text:p>–9.88</text:p>
          </table:table-cell>
          <table:table-cell table:style-name="ce63" office:value-type="float" office:value="-8.55751985652062" calcext:value-type="float">
            <text:p>–8.56</text:p>
          </table:table-cell>
          <table:table-cell table:style-name="ce63" office:value-type="float" office:value="-16.793893129771" calcext:value-type="float">
            <text:p>–16.79</text:p>
          </table:table-cell>
          <table:table-cell table:style-name="ce63" office:value-type="float" office:value="-17.1314741035857" calcext:value-type="float">
            <text:p>–17.13</text:p>
          </table:table-cell>
          <table:table-cell table:style-name="ce63" office:value-type="float" office:value="-9.09090909090909" calcext:value-type="float">
            <text:p>–9.09</text:p>
          </table:table-cell>
          <table:table-cell table:style-name="ce63" office:value-type="float" office:value="-22.3048327137546" calcext:value-type="float">
            <text:p>–22.30</text:p>
          </table:table-cell>
          <table:table-cell table:style-name="ce63" office:value-type="float" office:value="-23.1075697211155" calcext:value-type="float">
            <text:p>–23.11</text:p>
          </table:table-cell>
          <table:table-cell table:style-name="ce63" office:value-type="float" office:value="-11.1111111111111" calcext:value-type="float">
            <text:p>–11.1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0.917431192660551" calcext:value-type="float">
            <text:p>0.92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11月份" calcext:value-type="string">
              <text:p><text:s/>中華民國114年11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132" calcext:value-type="float">
            <text:p><text:s text:c="3"/>8,132</text:p>
          </table:table-cell>
          <table:table-cell table:style-name="ce54" office:value-type="float" office:value="7609" calcext:value-type="float">
            <text:p><text:s text:c="3"/>7,609</text:p>
          </table:table-cell>
          <table:table-cell table:style-name="ce54" office:value-type="float" office:value="249" calcext:value-type="float">
            <text:p><text:s text:c="3"/>249</text:p>
          </table:table-cell>
          <table:table-cell table:style-name="ce54" office:value-type="float" office:value="230" calcext:value-type="float">
            <text:p><text:s text:c="3"/>23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7992" calcext:value-type="float">
            <text:p><text:s text:c="3"/>7,992</text:p>
          </table:table-cell>
          <table:table-cell table:style-name="ce54" office:value-type="float" office:value="7469" calcext:value-type="float">
            <text:p><text:s text:c="3"/>7,469</text:p>
          </table:table-cell>
          <table:table-cell table:style-name="ce54" office:value-type="float" office:value="249" calcext:value-type="float">
            <text:p><text:s text:c="3"/>249</text:p>
          </table:table-cell>
          <table:table-cell table:style-name="ce54" office:value-type="float" office:value="230" calcext:value-type="float">
            <text:p><text:s text:c="3"/>23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number-columns-repeated="2" table:style-name="ce54" office:value-type="float" office:value="140" calcext:value-type="float">
            <text:p><text:s text:c="3"/>14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026" calcext:value-type="float">
            <text:p><text:s text:c="3"/>4,026</text:p>
          </table:table-cell>
          <table:table-cell table:style-name="ce51" office:value-type="float" office:value="3930" calcext:value-type="float">
            <text:p><text:s text:c="3"/>3,93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3996" calcext:value-type="float">
            <text:p><text:s text:c="3"/>3,996</text:p>
          </table:table-cell>
          <table:table-cell table:style-name="ce51" office:value-type="float" office:value="3900" calcext:value-type="float">
            <text:p><text:s text:c="3"/>3,90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number-columns-repeated="2" table:style-name="ce51" office:value-type="float" office:value="30" calcext:value-type="float">
            <text:p><text:s text:c="3"/>3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106" calcext:value-type="float">
            <text:p><text:s text:c="3"/>4,106</text:p>
          </table:table-cell>
          <table:table-cell table:style-name="ce52" office:value-type="float" office:value="3679" calcext:value-type="float">
            <text:p><text:s text:c="3"/>3,679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08" calcext:value-type="float">
            <text:p><text:s text:c="3"/>208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193" calcext:value-type="float">
            <text:p><text:s text:c="3"/>193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3996" calcext:value-type="float">
            <text:p><text:s text:c="3"/>3,996</text:p>
          </table:table-cell>
          <table:table-cell table:style-name="ce52" office:value-type="float" office:value="3569" calcext:value-type="float">
            <text:p><text:s text:c="3"/>3,569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08" calcext:value-type="float">
            <text:p><text:s text:c="3"/>208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193" calcext:value-type="float">
            <text:p><text:s text:c="3"/>193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number-columns-repeated="2" table:style-name="ce52" office:value-type="float" office:value="110" calcext:value-type="float">
            <text:p><text:s text:c="3"/>1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368" calcext:value-type="float">
            <text:p><text:s text:c="3"/>1,368</text:p>
          </table:table-cell>
          <table:table-cell table:style-name="ce54" office:value-type="float" office:value="1280" calcext:value-type="float">
            <text:p><text:s text:c="3"/>1,280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344" calcext:value-type="float">
            <text:p><text:s text:c="3"/>1,344</text:p>
          </table:table-cell>
          <table:table-cell table:style-name="ce54" office:value-type="float" office:value="1256" calcext:value-type="float">
            <text:p><text:s text:c="3"/>1,256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24" calcext:value-type="float">
            <text:p><text:s text:c="3"/>2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676" calcext:value-type="float">
            <text:p><text:s text:c="3"/>676</text:p>
          </table:table-cell>
          <table:table-cell table:style-name="ce51" office:value-type="float" office:value="659" calcext:value-type="float">
            <text:p><text:s text:c="3"/>65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72" calcext:value-type="float">
            <text:p><text:s text:c="3"/>672</text:p>
          </table:table-cell>
          <table:table-cell table:style-name="ce51" office:value-type="float" office:value="655" calcext:value-type="float">
            <text:p><text:s text:c="3"/>655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92" calcext:value-type="float">
            <text:p><text:s text:c="3"/>692</text:p>
          </table:table-cell>
          <table:table-cell table:style-name="ce52" office:value-type="float" office:value="621" calcext:value-type="float">
            <text:p><text:s text:c="3"/>621</text:p>
          </table:table-cell>
          <table:table-cell table:number-columns-repeated="2" table:style-name="ce52" office:value-type="float" office:value="35" calcext:value-type="float">
            <text:p><text:s text:c="3"/>3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72" calcext:value-type="float">
            <text:p><text:s text:c="3"/>672</text:p>
          </table:table-cell>
          <table:table-cell table:style-name="ce52" office:value-type="float" office:value="601" calcext:value-type="float">
            <text:p><text:s text:c="3"/>601</text:p>
          </table:table-cell>
          <table:table-cell table:number-columns-repeated="2" table:style-name="ce52" office:value-type="float" office:value="35" calcext:value-type="float">
            <text:p><text:s text:c="3"/>3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62" calcext:value-type="float">
            <text:p><text:s text:c="3"/>762</text:p>
          </table:table-cell>
          <table:table-cell table:style-name="ce54" office:value-type="float" office:value="704" calcext:value-type="float">
            <text:p><text:s text:c="3"/>70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758" calcext:value-type="float">
            <text:p><text:s text:c="3"/>758</text:p>
          </table:table-cell>
          <table:table-cell table:style-name="ce54" office:value-type="float" office:value="700" calcext:value-type="float">
            <text:p><text:s text:c="3"/>700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style-name="ce52" office:value-type="float" office:value="338" calcext:value-type="float">
            <text:p><text:s text:c="3"/>33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79" calcext:value-type="float">
            <text:p><text:s text:c="3"/>379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30" calcext:value-type="float">
            <text:p><text:s text:c="3"/>930</text:p>
          </table:table-cell>
          <table:table-cell table:style-name="ce54" office:value-type="float" office:value="867" calcext:value-type="float">
            <text:p><text:s text:c="3"/>867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914" calcext:value-type="float">
            <text:p><text:s text:c="3"/>914</text:p>
          </table:table-cell>
          <table:table-cell table:style-name="ce54" office:value-type="float" office:value="851" calcext:value-type="float">
            <text:p><text:s text:c="3"/>851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57" calcext:value-type="float">
            <text:p><text:s text:c="3"/>457</text:p>
          </table:table-cell>
          <table:table-cell table:style-name="ce51" office:value-type="float" office:value="446" calcext:value-type="float">
            <text:p><text:s text:c="3"/>446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67" calcext:value-type="float">
            <text:p><text:s text:c="3"/>467</text:p>
          </table:table-cell>
          <table:table-cell table:style-name="ce52" office:value-type="float" office:value="415" calcext:value-type="float">
            <text:p><text:s text:c="3"/>415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57" calcext:value-type="float">
            <text:p><text:s text:c="3"/>457</text:p>
          </table:table-cell>
          <table:table-cell table:style-name="ce52" office:value-type="float" office:value="405" calcext:value-type="float">
            <text:p><text:s text:c="3"/>405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66" calcext:value-type="float">
            <text:p><text:s text:c="3"/>1,066</text:p>
          </table:table-cell>
          <table:table-cell table:style-name="ce54" office:value-type="float" office:value="986" calcext:value-type="float">
            <text:p><text:s text:c="3"/>986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050" calcext:value-type="float">
            <text:p><text:s text:c="3"/>1,050</text:p>
          </table:table-cell>
          <table:table-cell table:style-name="ce54" office:value-type="float" office:value="970" calcext:value-type="float">
            <text:p><text:s text:c="3"/>970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1" calcext:value-type="float">
            <text:p><text:s text:c="3"/>531</text:p>
          </table:table-cell>
          <table:table-cell table:style-name="ce51" office:value-type="float" office:value="518" calcext:value-type="float">
            <text:p><text:s text:c="3"/>51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25" calcext:value-type="float">
            <text:p><text:s text:c="3"/>52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35" calcext:value-type="float">
            <text:p><text:s text:c="3"/>535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number-columns-repeated="2" table:style-name="ce52" office:value-type="float" office:value="43" calcext:value-type="float">
            <text:p><text:s text:c="3"/>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25" calcext:value-type="float">
            <text:p><text:s text:c="3"/>525</text:p>
          </table:table-cell>
          <table:table-cell table:style-name="ce52" office:value-type="float" office:value="458" calcext:value-type="float">
            <text:p><text:s text:c="3"/>458</text:p>
          </table:table-cell>
          <table:table-cell table:number-columns-repeated="2" table:style-name="ce52" office:value-type="float" office:value="43" calcext:value-type="float">
            <text:p><text:s text:c="3"/>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20" calcext:value-type="float">
            <text:p><text:s text:c="3"/>620</text:p>
          </table:table-cell>
          <table:table-cell table:style-name="ce54" office:value-type="float" office:value="582" calcext:value-type="float">
            <text:p><text:s text:c="3"/>58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07" calcext:value-type="float">
            <text:p><text:s text:c="3"/>307</text:p>
          </table:table-cell>
          <table:table-cell table:style-name="ce51" office:value-type="float" office:value="299" calcext:value-type="float">
            <text:p><text:s text:c="3"/>29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13" calcext:value-type="float">
            <text:p><text:s text:c="3"/>313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273" calcext:value-type="float">
            <text:p><text:s text:c="3"/>273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887" calcext:value-type="float">
            <text:p><text:s text:c="3"/>887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930" calcext:value-type="float">
            <text:p><text:s text:c="3"/>930</text:p>
          </table:table-cell>
          <table:table-cell table:style-name="ce54" office:value-type="float" office:value="869" calcext:value-type="float">
            <text:p><text:s text:c="3"/>869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67" calcext:value-type="float">
            <text:p><text:s text:c="3"/>467</text:p>
          </table:table-cell>
          <table:table-cell table:style-name="ce51" office:value-type="float" office:value="453" calcext:value-type="float">
            <text:p><text:s text:c="3"/>4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65" calcext:value-type="float">
            <text:p><text:s text:c="3"/>465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481" calcext:value-type="float">
            <text:p><text:s text:c="3"/>481</text:p>
          </table:table-cell>
          <table:table-cell table:style-name="ce52" office:value-type="float" office:value="434" calcext:value-type="float">
            <text:p><text:s text:c="3"/>43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65" calcext:value-type="float">
            <text:p><text:s text:c="3"/>465</text:p>
          </table:table-cell>
          <table:table-cell table:style-name="ce52" office:value-type="float" office:value="418" calcext:value-type="float">
            <text:p><text:s text:c="3"/>418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394" calcext:value-type="float">
            <text:p><text:s text:c="3"/>2,394</text:p>
          </table:table-cell>
          <table:table-cell table:style-name="ce54" office:value-type="float" office:value="2260" calcext:value-type="float">
            <text:p><text:s text:c="3"/>2,260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348" calcext:value-type="float">
            <text:p><text:s text:c="3"/>2,348</text:p>
          </table:table-cell>
          <table:table-cell table:style-name="ce54" office:value-type="float" office:value="2214" calcext:value-type="float">
            <text:p><text:s text:c="3"/>2,214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46" calcext:value-type="float">
            <text:p><text:s text:c="3"/>4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182" calcext:value-type="float">
            <text:p><text:s text:c="3"/>1,182</text:p>
          </table:table-cell>
          <table:table-cell table:style-name="ce51" office:value-type="float" office:value="1162" calcext:value-type="float">
            <text:p><text:s text:c="3"/>1,16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174" calcext:value-type="float">
            <text:p><text:s text:c="3"/>1,174</text:p>
          </table:table-cell>
          <table:table-cell table:style-name="ce51" office:value-type="float" office:value="1154" calcext:value-type="float">
            <text:p><text:s text:c="3"/>1,15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12" calcext:value-type="float">
            <text:p><text:s text:c="3"/>1,212</text:p>
          </table:table-cell>
          <table:table-cell table:style-name="ce52" office:value-type="float" office:value="1098" calcext:value-type="float">
            <text:p><text:s text:c="3"/>1,098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174" calcext:value-type="float">
            <text:p><text:s text:c="3"/>1,174</text:p>
          </table:table-cell>
          <table:table-cell table:style-name="ce52" office:value-type="float" office:value="1060" calcext:value-type="float">
            <text:p><text:s text:c="3"/>1,060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38" calcext:value-type="float">
            <text:p><text:s text:c="3"/>3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64" calcext:value-type="float">
            <text:p><text:s text:c="3"/>64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4" calcext:value-type="float">
            <text:p><text:s text:c="3"/>64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4" calcext:value-type="float">
            <text:p><text:s text:c="3"/>224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18" calcext:value-type="float">
            <text:p><text:s text:c="3"/>218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14" calcext:value-type="float">
            <text:p><text:s text:c="3"/>414</text:p>
          </table:table-cell>
          <table:table-cell table:style-name="ce103" office:value-type="float" office:value="388" calcext:value-type="float">
            <text:p><text:s text:c="3"/>388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12" calcext:value-type="float">
            <text:p><text:s text:c="3"/>412</text:p>
          </table:table-cell>
          <table:table-cell table:style-name="ce103" office:value-type="float" office:value="386" calcext:value-type="float">
            <text:p><text:s text:c="3"/>386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6" calcext:value-type="float">
            <text:p><text:s text:c="3"/>206</text:p>
          </table:table-cell>
          <table:table-cell table:style-name="ce104" office:value-type="float" office:value="184" calcext:value-type="float">
            <text:p><text:s text:c="3"/>18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06" calcext:value-type="float">
            <text:p><text:s text:c="3"/>206</text:p>
          </table:table-cell>
          <table:table-cell table:style-name="ce104" office:value-type="float" office:value="184" calcext:value-type="float">
            <text:p><text:s text:c="3"/>18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10" calcext:value-type="float">
            <text:p><text:s text:c="3"/>210</text:p>
          </table:table-cell>
          <table:table-cell table:style-name="ce138" office:value-type="float" office:value="191" calcext:value-type="float">
            <text:p><text:s text:c="3"/>19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10" calcext:value-type="float">
            <text:p><text:s text:c="3"/>210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2" calcext:value-type="float">
            <text:p><text:s text:c="3"/>6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2" calcext:value-type="float">
            <text:p><text:s text:c="3"/>6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82" calcext:value-type="float">
            <text:p><text:s text:c="3"/>282</text:p>
          </table:table-cell>
          <table:table-cell table:style-name="ce103" office:value-type="float" office:value="264" calcext:value-type="float">
            <text:p><text:s text:c="3"/>264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78" calcext:value-type="float">
            <text:p><text:s text:c="3"/>278</text:p>
          </table:table-cell>
          <table:table-cell table:style-name="ce103" office:value-type="float" office:value="260" calcext:value-type="float">
            <text:p><text:s text:c="3"/>260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1" calcext:value-type="float">
            <text:p><text:s text:c="3"/>141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39" calcext:value-type="float">
            <text:p><text:s text:c="3"/>139</text:p>
          </table:table-cell>
          <table:table-cell table:style-name="ce104" office:value-type="float" office:value="123" calcext:value-type="float">
            <text:p><text:s text:c="3"/>12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8" calcext:value-type="float">
            <text:p><text:s text:c="3"/>3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8" calcext:value-type="float">
            <text:p><text:s text:c="3"/>38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8" calcext:value-type="float">
            <text:p><text:s text:c="3"/>38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8" calcext:value-type="float">
            <text:p><text:s text:c="3"/>38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1" calcext:value-type="float">
            <text:p><text:s text:c="3"/>21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1" calcext:value-type="float">
            <text:p><text:s text:c="3"/>21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1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4854" calcext:value-type="float">
            <text:p><text:s text:c="3"/>94,854</text:p>
          </table:table-cell>
          <table:table-cell table:style-name="ce57" office:value-type="float" office:value="87934" calcext:value-type="float">
            <text:p><text:s text:c="3"/>87,934</text:p>
          </table:table-cell>
          <table:table-cell table:style-name="ce57" office:value-type="float" office:value="87923" calcext:value-type="float">
            <text:p><text:s text:c="3"/>87,923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976" calcext:value-type="float">
            <text:p><text:s text:c="3"/>2,976</text:p>
          </table:table-cell>
          <table:table-cell table:style-name="ce57" office:value-type="float" office:value="1500" calcext:value-type="float">
            <text:p><text:s text:c="3"/>1,500</text:p>
          </table:table-cell>
          <table:table-cell table:style-name="ce57" office:value-type="float" office:value="1476" calcext:value-type="float">
            <text:p><text:s text:c="3"/>1,476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143" calcext:value-type="float">
            <text:p><text:s text:c="3"/>143</text:p>
          </table:table-cell>
          <table:table-cell table:style-name="ce57" office:value-type="float" office:value="152" calcext:value-type="float">
            <text:p><text:s text:c="3"/>152</text:p>
          </table:table-cell>
          <table:table-cell table:style-name="ce57" office:value-type="float" office:value="3649" calcext:value-type="float">
            <text:p><text:s text:c="3"/>3,649</text:p>
          </table:table-cell>
          <table:table-cell table:style-name="ce57" office:value-type="float" office:value="1910" calcext:value-type="float">
            <text:p><text:s text:c="3"/>1,910</text:p>
          </table:table-cell>
          <table:table-cell table:style-name="ce57" office:value-type="float" office:value="1739" calcext:value-type="float">
            <text:p><text:s text:c="3"/>1,739</text:p>
          </table:table-cell>
          <table:table-cell table:style-name="ce57" office:value-type="float" office:value="2973" calcext:value-type="float">
            <text:p><text:s text:c="3"/>2,973</text:p>
          </table:table-cell>
          <table:table-cell table:style-name="ce57" office:value-type="float" office:value="1880" calcext:value-type="float">
            <text:p><text:s text:c="3"/>1,880</text:p>
          </table:table-cell>
          <table:table-cell table:style-name="ce57" office:value-type="float" office:value="1093" calcext:value-type="float">
            <text:p><text:s text:c="3"/>1,093</text:p>
          </table:table-cell>
          <table:table-cell table:style-name="ce57" office:value-type="float" office:value="676" calcext:value-type="float">
            <text:p><text:s text:c="3"/>67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646" calcext:value-type="float">
            <text:p><text:s text:c="3"/>646</text:p>
          </table:table-cell>
          <table:table-cell table:style-name="ce57" office:value-type="float" office:value="93254" calcext:value-type="float">
            <text:p><text:s text:c="3"/>93,254</text:p>
          </table:table-cell>
          <table:table-cell table:style-name="ce57" office:value-type="float" office:value="86361" calcext:value-type="float">
            <text:p><text:s text:c="3"/>86,361</text:p>
          </table:table-cell>
          <table:table-cell table:style-name="ce57" office:value-type="float" office:value="86350" calcext:value-type="float">
            <text:p><text:s text:c="3"/>86,35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974" calcext:value-type="float">
            <text:p><text:s text:c="3"/>2,974</text:p>
          </table:table-cell>
          <table:table-cell table:style-name="ce57" office:value-type="float" office:value="1498" calcext:value-type="float">
            <text:p><text:s text:c="3"/>1,498</text:p>
          </table:table-cell>
          <table:table-cell table:style-name="ce57" office:value-type="float" office:value="1476" calcext:value-type="float">
            <text:p><text:s text:c="3"/>1,476</text:p>
          </table:table-cell>
          <table:table-cell table:style-name="ce57" office:value-type="float" office:value="287" calcext:value-type="float">
            <text:p><text:s text:c="3"/>287</text:p>
          </table:table-cell>
          <table:table-cell table:style-name="ce57" office:value-type="float" office:value="141" calcext:value-type="float">
            <text:p><text:s text:c="3"/>141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3632" calcext:value-type="float">
            <text:p><text:s text:c="3"/>3,632</text:p>
          </table:table-cell>
          <table:table-cell table:style-name="ce57" office:value-type="float" office:value="1908" calcext:value-type="float">
            <text:p><text:s text:c="3"/>1,908</text:p>
          </table:table-cell>
          <table:table-cell table:style-name="ce57" office:value-type="float" office:value="1724" calcext:value-type="float">
            <text:p><text:s text:c="3"/>1,724</text:p>
          </table:table-cell>
          <table:table-cell table:style-name="ce57" office:value-type="float" office:value="2965" calcext:value-type="float">
            <text:p><text:s text:c="3"/>2,965</text:p>
          </table:table-cell>
          <table:table-cell table:style-name="ce57" office:value-type="float" office:value="1878" calcext:value-type="float">
            <text:p><text:s text:c="3"/>1,878</text:p>
          </table:table-cell>
          <table:table-cell table:style-name="ce57" office:value-type="float" office:value="1087" calcext:value-type="float">
            <text:p><text:s text:c="3"/>1,087</text:p>
          </table:table-cell>
          <table:table-cell table:style-name="ce57" office:value-type="float" office:value="667" calcext:value-type="float">
            <text:p><text:s text:c="3"/>667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57" office:value-type="float" office:value="1600" calcext:value-type="float">
            <text:p><text:s text:c="3"/>1,600</text:p>
          </table:table-cell>
          <table:table-cell table:number-columns-repeated="2" table:style-name="ce57" office:value-type="float" office:value="1573" calcext:value-type="float">
            <text:p><text:s text:c="3"/>1,573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003" calcext:value-type="float">
            <text:p><text:s text:c="3"/>47,003</text:p>
          </table:table-cell>
          <table:table-cell table:style-name="ce58" office:value-type="float" office:value="45784" calcext:value-type="float">
            <text:p><text:s text:c="3"/>45,784</text:p>
          </table:table-cell>
          <table:table-cell table:style-name="ce58" office:value-type="float" office:value="45776" calcext:value-type="float">
            <text:p><text:s text:c="3"/>45,7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80" calcext:value-type="float">
            <text:p><text:s text:c="3"/>780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12" calcext:value-type="float">
            <text:p><text:s text:c="3"/>212</text:p>
          </table:table-cell>
          <table:table-cell table:style-name="ce58" office:value-type="float" office:value="521" calcext:value-type="float">
            <text:p><text:s text:c="3"/>52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499" calcext:value-type="float">
            <text:p><text:s text:c="3"/>499</text:p>
          </table:table-cell>
          <table:table-cell table:style-name="ce58" office:value-type="float" office:value="46627" calcext:value-type="float">
            <text:p><text:s text:c="3"/>46,627</text:p>
          </table:table-cell>
          <table:table-cell table:style-name="ce58" office:value-type="float" office:value="45421" calcext:value-type="float">
            <text:p><text:s text:c="3"/>45,421</text:p>
          </table:table-cell>
          <table:table-cell table:style-name="ce58" office:value-type="float" office:value="45413" calcext:value-type="float">
            <text:p><text:s text:c="3"/>45,41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770" calcext:value-type="float">
            <text:p><text:s text:c="3"/>770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701" calcext:value-type="float">
            <text:p><text:s text:c="3"/>701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514" calcext:value-type="float">
            <text:p><text:s text:c="3"/>514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492" calcext:value-type="float">
            <text:p><text:s text:c="3"/>492</text:p>
          </table:table-cell>
          <table:table-cell table:style-name="ce58" office:value-type="float" office:value="376" calcext:value-type="float">
            <text:p><text:s text:c="3"/>376</text:p>
          </table:table-cell>
          <table:table-cell table:number-columns-repeated="2" table:style-name="ce58" office:value-type="float" office:value="363" calcext:value-type="float">
            <text:p><text:s text:c="3"/>36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7851" calcext:value-type="float">
            <text:p><text:s text:c="3"/>47,851</text:p>
          </table:table-cell>
          <table:table-cell table:style-name="ce58" office:value-type="float" office:value="42150" calcext:value-type="float">
            <text:p><text:s text:c="3"/>42,150</text:p>
          </table:table-cell>
          <table:table-cell table:style-name="ce58" office:value-type="float" office:value="42147" calcext:value-type="float">
            <text:p><text:s text:c="3"/>42,14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674" calcext:value-type="float">
            <text:p><text:s text:c="3"/>2,674</text:p>
          </table:table-cell>
          <table:table-cell table:style-name="ce58" office:value-type="float" office:value="1435" calcext:value-type="float">
            <text:p><text:s text:c="3"/>1,435</text:p>
          </table:table-cell>
          <table:table-cell table:style-name="ce58" office:value-type="float" office:value="1239" calcext:value-type="float">
            <text:p><text:s text:c="3"/>1,239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2869" calcext:value-type="float">
            <text:p><text:s text:c="3"/>2,869</text:p>
          </table:table-cell>
          <table:table-cell table:style-name="ce58" office:value-type="float" office:value="1841" calcext:value-type="float">
            <text:p><text:s text:c="3"/>1,841</text:p>
          </table:table-cell>
          <table:table-cell table:style-name="ce58" office:value-type="float" office:value="1028" calcext:value-type="float">
            <text:p><text:s text:c="3"/>1,028</text:p>
          </table:table-cell>
          <table:table-cell table:style-name="ce58" office:value-type="float" office:value="2714" calcext:value-type="float">
            <text:p><text:s text:c="3"/>2,714</text:p>
          </table:table-cell>
          <table:table-cell table:style-name="ce58" office:value-type="float" office:value="1833" calcext:value-type="float">
            <text:p><text:s text:c="3"/>1,833</text:p>
          </table:table-cell>
          <table:table-cell table:style-name="ce58" office:value-type="float" office:value="881" calcext:value-type="float">
            <text:p><text:s text:c="3"/>881</text:p>
          </table:table-cell>
          <table:table-cell table:style-name="ce58" office:value-type="float" office:value="155" calcext:value-type="float">
            <text:p><text:s text:c="3"/>15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47" calcext:value-type="float">
            <text:p><text:s text:c="3"/>147</text:p>
          </table:table-cell>
          <table:table-cell table:style-name="ce58" office:value-type="float" office:value="46627" calcext:value-type="float">
            <text:p><text:s text:c="3"/>46,627</text:p>
          </table:table-cell>
          <table:table-cell table:style-name="ce58" office:value-type="float" office:value="40940" calcext:value-type="float">
            <text:p><text:s text:c="3"/>40,940</text:p>
          </table:table-cell>
          <table:table-cell table:style-name="ce58" office:value-type="float" office:value="40937" calcext:value-type="float">
            <text:p><text:s text:c="3"/>40,93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673" calcext:value-type="float">
            <text:p><text:s text:c="3"/>2,673</text:p>
          </table:table-cell>
          <table:table-cell table:style-name="ce58" office:value-type="float" office:value="1434" calcext:value-type="float">
            <text:p><text:s text:c="3"/>1,434</text:p>
          </table:table-cell>
          <table:table-cell table:style-name="ce58" office:value-type="float" office:value="1239" calcext:value-type="float">
            <text:p><text:s text:c="3"/>1,239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862" calcext:value-type="float">
            <text:p><text:s text:c="3"/>2,862</text:p>
          </table:table-cell>
          <table:table-cell table:style-name="ce58" office:value-type="float" office:value="1839" calcext:value-type="float">
            <text:p><text:s text:c="3"/>1,839</text:p>
          </table:table-cell>
          <table:table-cell table:style-name="ce58" office:value-type="float" office:value="1023" calcext:value-type="float">
            <text:p><text:s text:c="3"/>1,023</text:p>
          </table:table-cell>
          <table:table-cell table:style-name="ce58" office:value-type="float" office:value="2709" calcext:value-type="float">
            <text:p><text:s text:c="3"/>2,709</text:p>
          </table:table-cell>
          <table:table-cell table:style-name="ce58" office:value-type="float" office:value="1831" calcext:value-type="float">
            <text:p><text:s text:c="3"/>1,831</text:p>
          </table:table-cell>
          <table:table-cell table:style-name="ce58" office:value-type="float" office:value="878" calcext:value-type="float">
            <text:p><text:s text:c="3"/>878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45" calcext:value-type="float">
            <text:p><text:s text:c="3"/>145</text:p>
          </table:table-cell>
          <table:table-cell table:style-name="ce58" office:value-type="float" office:value="1224" calcext:value-type="float">
            <text:p><text:s text:c="3"/>1,224</text:p>
          </table:table-cell>
          <table:table-cell table:number-columns-repeated="2" table:style-name="ce58" office:value-type="float" office:value="1210" calcext:value-type="float">
            <text:p><text:s text:c="3"/>1,21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number-columns-repeated="2" table:style-name="ce59" office:value-type="float" office:value="8422" calcext:value-type="float">
            <text:p><text:s text:c="3"/>8,4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number-columns-repeated="2" table:style-name="ce59" office:value-type="float" office:value="8275" calcext:value-type="float">
            <text:p><text:s text:c="3"/>8,2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7" calcext:value-type="float">
            <text:p><text:s text:c="3"/>147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number-columns-repeated="2" table:style-name="ce60" office:value-type="float" office:value="4379" calcext:value-type="float">
            <text:p><text:s text:c="3"/>4,3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43" calcext:value-type="float">
            <text:p><text:s text:c="3"/>4,3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number-columns-repeated="2" table:style-name="ce60" office:value-type="float" office:value="4043" calcext:value-type="float">
            <text:p><text:s text:c="3"/>4,0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3932" calcext:value-type="float">
            <text:p><text:s text:c="3"/>3,9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8435" calcext:value-type="float">
            <text:p><text:s text:c="3"/>8,43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8264" calcext:value-type="float">
            <text:p><text:s text:c="3"/>8,26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171" calcext:value-type="float">
            <text:p><text:s text:c="3"/>17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4342" calcext:value-type="float">
            <text:p><text:s text:c="3"/>4,3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number-columns-repeated="2" table:style-name="ce60" office:value-type="float" office:value="4048" calcext:value-type="float">
            <text:p><text:s text:c="3"/>4,0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number-columns-repeated="2" table:style-name="ce60" office:value-type="float" office:value="3922" calcext:value-type="float">
            <text:p><text:s text:c="3"/>3,92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26" calcext:value-type="float">
            <text:p><text:s text:c="3"/>1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8353" calcext:value-type="float">
            <text:p><text:s text:c="3"/>8,35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8185" calcext:value-type="float">
            <text:p><text:s text:c="3"/>8,1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68" calcext:value-type="float">
            <text:p><text:s text:c="3"/>16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351" calcext:value-type="float">
            <text:p><text:s text:c="3"/>4,35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301" calcext:value-type="float">
            <text:p><text:s text:c="3"/>4,30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3" table:style-name="ce60" office:value-type="float" office:value="50" calcext:value-type="float">
            <text:p><text:s text:c="3"/>5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4002" calcext:value-type="float">
            <text:p><text:s text:c="3"/>4,00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number-columns-repeated="2" table:style-name="ce60" office:value-type="float" office:value="3884" calcext:value-type="float">
            <text:p><text:s text:c="3"/>3,88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3" calcext:value-type="float">
            <text:p><text:s text:c="3"/>8,32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8210" calcext:value-type="float">
            <text:p><text:s text:c="3"/>8,21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number-columns-repeated="2" table:style-name="ce59" office:value-type="float" office:value="113" calcext:value-type="float">
            <text:p><text:s text:c="3"/>11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1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number-columns-repeated="2" table:style-name="ce60" office:value-type="float" office:value="4327" calcext:value-type="float">
            <text:p><text:s text:c="3"/>4,3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number-columns-repeated="2" table:style-name="ce60" office:value-type="float" office:value="4309" calcext:value-type="float">
            <text:p><text:s text:c="3"/>4,30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number-columns-repeated="2" table:style-name="ce59" office:value-type="float" office:value="8137" calcext:value-type="float">
            <text:p><text:s text:c="3"/>8,13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number-columns-repeated="2" table:style-name="ce59" office:value-type="float" office:value="7996" calcext:value-type="float">
            <text:p><text:s text:c="3"/>7,99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1" calcext:value-type="float">
            <text:p><text:s text:c="3"/>14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number-columns-repeated="2" table:style-name="ce60" office:value-type="float" office:value="4249" calcext:value-type="float">
            <text:p><text:s text:c="3"/>4,2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4223" calcext:value-type="float">
            <text:p><text:s text:c="3"/>4,2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number-columns-repeated="2" table:style-name="ce60" office:value-type="float" office:value="3888" calcext:value-type="float">
            <text:p><text:s text:c="3"/>3,88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3773" calcext:value-type="float">
            <text:p><text:s text:c="3"/>3,77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22" calcext:value-type="float">
            <text:p><text:s text:c="3"/>9,022</text:p>
          </table:table-cell>
          <table:table-cell table:number-columns-repeated="2" table:style-name="ce59" office:value-type="float" office:value="8378" calcext:value-type="float">
            <text:p><text:s text:c="3"/>8,3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number-columns-repeated="2" table:style-name="ce59" office:value-type="float" office:value="8227" calcext:value-type="float">
            <text:p><text:s text:c="3"/>8,22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1" calcext:value-type="float">
            <text:p><text:s text:c="3"/>15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number-columns-repeated="2" table:style-name="ce60" office:value-type="float" office:value="4366" calcext:value-type="float">
            <text:p><text:s text:c="3"/>4,36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number-columns-repeated="2" table:style-name="ce60" office:value-type="float" office:value="4324" calcext:value-type="float">
            <text:p><text:s text:c="3"/>4,32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4" calcext:value-type="float">
            <text:p><text:s text:c="3"/>4,544</text:p>
          </table:table-cell>
          <table:table-cell table:number-columns-repeated="2" table:style-name="ce60" office:value-type="float" office:value="4012" calcext:value-type="float">
            <text:p><text:s text:c="3"/>4,0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number-columns-repeated="2" table:style-name="ce60" office:value-type="float" office:value="3903" calcext:value-type="float">
            <text:p><text:s text:c="3"/>3,9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9" calcext:value-type="float">
            <text:p><text:s text:c="3"/>109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32" calcext:value-type="float">
            <text:p><text:s text:c="3"/>8,132</text:p>
          </table:table-cell>
          <table:table-cell table:style-name="ce59" office:value-type="float" office:value="7609" calcext:value-type="float">
            <text:p><text:s text:c="3"/>7,609</text:p>
          </table:table-cell>
          <table:table-cell table:style-name="ce59" office:value-type="float" office:value="7608" calcext:value-type="float">
            <text:p><text:s text:c="3"/>7,60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7992" calcext:value-type="float">
            <text:p><text:s text:c="3"/>7,992</text:p>
          </table:table-cell>
          <table:table-cell table:style-name="ce59" office:value-type="float" office:value="7469" calcext:value-type="float">
            <text:p><text:s text:c="3"/>7,469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number-columns-repeated="3" table:style-name="ce59" office:value-type="float" office:value="140" calcext:value-type="float">
            <text:p><text:s text:c="3"/>140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6" calcext:value-type="float">
            <text:p><text:s text:c="3"/>4,026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929" calcext:value-type="float">
            <text:p><text:s text:c="3"/>3,92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900" calcext:value-type="float">
            <text:p><text:s text:c="3"/>3,900</text:p>
          </table:table-cell>
          <table:table-cell table:style-name="ce60" office:value-type="float" office:value="3899" calcext:value-type="float">
            <text:p><text:s text:c="3"/>3,89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6" calcext:value-type="float">
            <text:p><text:s text:c="3"/>4,106</text:p>
          </table:table-cell>
          <table:table-cell table:number-columns-repeated="2" table:style-name="ce60" office:value-type="float" office:value="3679" calcext:value-type="float">
            <text:p><text:s text:c="3"/>3,6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number-columns-repeated="2" table:style-name="ce60" office:value-type="float" office:value="3569" calcext:value-type="float">
            <text:p><text:s text:c="3"/>3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24.2.7.2$Linux_X86_64 LibreOffice_project/420$Build-2</meta:generator>
  </office:meta>
</office:document-meta>
</file>